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d2ea" officeooo:paragraph-rsid="0002d2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Software Engineering and Who Needs It?</text:p>
      <text:p text:style-name="P1">Prof. McMillan</text:p>
      <text:p text:style-name="P1"><text:s/></text:p>
      <text:p text:style-name="P1"><text:s text:c="12"/>You already know how to program, and a lot about data structures, algorithms, and applications. <text:s/>Isn't that what you need for the "engineering" of software? <text:s/>Well, yes it is, but it isn't all you need to create systems in the real world that are correct, reliable, long-lived, and maintainable.</text:p>
      <text:p text:style-name="P1"><text:s text:c="12"/>In a formal computer science course, the professor makes programming assignments that are very clear and complete (we hope!). <text:s/>You write the program, test it out informally, and hand it in. <text:s/>The professor may run it a time or two, and then the project is done with forever. <text:s/>The assignments you get in courses are necessarily small because of the limited time in a semester. <text:s/>You are usually assigned to work alone on your programming projects, with only general advice from the professor or others. <text:s/>If your program is incorrect, your grade will suffer, but no planes will fall from the sky, no factories will blow up, and no stock exchange will grind to a halt.</text:p>
      <text:p text:style-name="P1"><text:s text:c="12"/>The way you work on most course assignments -- and most programs you write for your own private use -- is very similar to how you might build, for example, a footbridge over a tiny creek in your back yard. <text:s/>You could work alone, design the bridge by sketching a crude diagram, guess at the quantity of lumber required, choose fasteners that you happen to have on hand, test the structural integrity of the bridge by having a couple friends jump up and down on it, keep no long-term records of the project, and generally work in an ad hoc, informal manner. <text:s/>There is little cost or risk involved in the project.</text:p>
      <text:p text:style-name="P1"><text:s text:c="12"/>Now consider building a bridge to carry automobile and truck traffic across the Huron River. <text:s/>You would expect to work in a very different way from the footbridge project (unless you want to spend a significant portion of your life in a courtroom). <text:s/>You would have to investigate the bridge's requirements much more systematically, carry out various feasibility studies, create a detailed design based on scientific principles, get approval from many stakeholders, document and measure everything in sight, work with a huge team, test rigorously, and so on. <text:s/>A very different experience.</text:p>
      <text:p text:style-name="P1"><text:s text:c="12"/>The differences between developing the footbridge and the big bridge are the same as the differences between writing a program for a typical course assignment and writing a program that people are really going to use to do serious work. <text:s/>The difference is not just in the size of the projects. <text:s/>Even very small programs that will be deployed to carry out tasks critical to health, wealth, and safety need to be engineered systematically.</text:p>
      <text:p text:style-name="P1"><text:s text:c="12"/>You need software engineering for systems that have any of these (overlapping) characteristics:</text:p>
      <text:p text:style-name="P1">- very large</text:p>
      <text:p text:style-name="P1">- have a long expected life</text:p>
      <text:p text:style-name="P1">- need to be reliable for financial and/or safety reasons</text:p>
      <text:p text:style-name="P1">- need to maintainable</text:p>
      <text:p text:style-name="P1">- need to be measurable</text:p>
      <text:p text:style-name="P1">- involve teamwork</text:p>
      <text:p text:style-name="P1">- require extensive documentation</text:p>
      <text:p text:style-name="P1">- involve a great deal of expense</text:p>
      <text:p text:style-name="P1"><text:s/></text:p>
      <text:p text:style-name="P1"><text:s text:c="12"/>Outside of the structure familiar to you in formal courses, the creation of software can be a chaotic process. <text:s/>Most software projects are completed late and over budget, and a surprising number are never finished at all. <text:s/>Even when a system makes it out into the world, it doesn't always make people's lives any better. <text:s/>Errors in computer programs have caused great financial loss and, much more important than dollars and yuan, incorrect systems have harmed and even killed people. <text:s/>Most problems in software can be attributed to the process by which that software comes into existence. <text:s/>Typical defects include incomplete understanding of user needs, poor design, inadequate testing, sloppy documentation, and a lack of systematic maintenance.</text:p>
      <text:p text:style-name="P1"><text:soft-page-break/><text:s text:c="12"/>Examples of software disasters that might well have been averted by good software engineering include:</text:p>
      <text:p text:style-name="P1"><text:s text:c="12"/>- the Therac machine that burned or killed patients undergoing radiation treatment</text:p>
      <text:p text:style-name="P1"><text:s text:c="12"/>- the loss of a Venus space probe because of a single period that should have been a comma in a Fortran program</text:p>
      <text:p text:style-name="P1"><text:s text:c="12"/>- the recent loss of the Mars climate orbiter because of an error in the use of units of measurement</text:p>
      <text:p text:style-name="P1"><text:s text:c="12"/>- a huge paint spill in a plant in Michigan when software mistakenly opened a valve</text:p>
      <text:p text:style-name="P1"><text:s text:c="12"/>- the Bank of New York's loss of $5 million in interest because of a counter variable overflow that led to a $32 million overdraft</text:p>
      <text:p text:style-name="P1"><text:s text:c="12"/>When you write software professionally, you accept a great deal of responsibility for people's financial well-being, safety, and quality of life. <text:s/>This is obviously more the case in some projects (like real-time systems on an airliner) than in others (such as a game program for kids). <text:s/>To be a complete software professional who can meet the challenges that arise across a wide spectrum of software projects, you need to be conversant with principles by which high quality systems are created.</text:p>
      <text:p text:style-name="P1"><text:s text:c="12"/>Software engineering is a set of techniques that support the creation and maintenance of high-quality, industrial-grade software. <text:s/>The idea is to employ the same disciplined methods common in other fields of engineering when you develop computer programs. <text:s/>Software engineering encompasses the determination of client needs, good design, programming techniques, project management, human-computer interaction, verification and validation, maintenance, and many other aspects of software creation.</text:p>
      <text:p text:style-name="P1"><text:s text:c="12"/>Software engineering is a field unified by a practical overall purpose, not a single theory. <text:s/>Theory crops up in many places, but it is not as unified as the theory you learn in operating systems, compilers, automata and formal languages, database, or networking. <text:s/>It's kind of a grab bag of tools and techniques. <text:s/>The field has a lot of different views about the right way to do things, and some treatments of software engineering hardly overlap with one another at all. <text:s/>But, hey, we're dealing with the big, bad, chaotic problem of placing software into the real world to be used by fickle, imperfect humans. <text:s/>Don't expect these issues to be settled by proving a bunch of theorems!</text:p>
      <text:p text:style-name="P1"><text:s/></text:p>
      <text:p text:style-name="P1">Exercises:</text:p>
      <text:p text:style-name="P1"><text:s text:c="12"/>1. The discussion above compares building a footbridge to building a bridge for traffic. <text:s/>Think of another pair of projects from a different field (not software) that would show the same contrasts.</text:p>
      <text:p text:style-name="P1"><text:s text:c="12"/>2. Find an example of a real software disaster that could have been prevented if good software engineering practices had been employed.</text:p>
      <text:p text:style-name="P1"><text:s text:c="12"/>3. Describe a previous experience you have had working in a group. <text:s/>What advantages and drawbacks did you encounter?</text:p>
      <text:p text:style-name="P1"><text:s text:c="12"/>4. Suppose you will have to maintain a 10,000 line C++ module. <text:s/>List five suggestions that you would make to the developers about how to create the system so that your job will not be a nightm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1:56:53.019670000</meta:creation-date>
    <dc:date>2015-04-30T11:57:32.791925000</dc:date>
    <meta:editing-duration>PT39S</meta:editing-duration>
    <meta:editing-cycles>1</meta:editing-cycles>
    <meta:document-statistic meta:table-count="0" meta:image-count="0" meta:object-count="0" meta:page-count="2" meta:paragraph-count="34" meta:word-count="1109" meta:character-count="6897" meta:non-whitespace-character-count="5545"/>
    <meta:generator>LibreOffice/4.3.7.2$MacOSX_X86_64 LibreOffice_project/8a35821d8636a03b8bf4e15b48f59794652c68ba</meta:generator>
  </office:meta>
</office:document-meta>
</file>